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monospace" svg:font-family="monospace, fixed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2.7833in" table:align="left"/>
    </style:style>
    <style:style style:name="Table1.A" style:family="table-column">
      <style:table-column-properties style:column-width="2.0611in"/>
    </style:style>
    <style:style style:name="Table1.B" style:family="table-column">
      <style:table-column-properties style:column-width="0.1167in"/>
    </style:style>
    <style:style style:name="Table1.C" style:family="table-column">
      <style:table-column-properties style:column-width="0.0632in"/>
    </style:style>
    <style:style style:name="Table1.E" style:family="table-column">
      <style:table-column-properties style:column-width="0.425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9787" officeooo:paragraph-rsid="00139787"/>
    </style:style>
    <style:style style:name="P2" style:family="paragraph" style:parent-style-name="Standard">
      <style:text-properties fo:font-size="18pt" officeooo:rsid="00139787" officeooo:paragraph-rsid="00139787" style:font-size-asian="18pt" style:font-size-complex="18pt"/>
    </style:style>
    <style:style style:name="P3" style:family="paragraph" style:parent-style-name="Standard">
      <style:paragraph-properties fo:break-before="page"/>
      <style:text-properties officeooo:rsid="00139787" officeooo:paragraph-rsid="00139787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rsid="00139787" officeooo:paragraph-rsid="00139787" style:font-size-asian="12pt" style:font-size-complex="12pt"/>
    </style:style>
    <style:style style:name="P6" style:family="paragraph" style:parent-style-name="Text_20_body">
      <style:text-properties fo:font-size="12pt" officeooo:paragraph-rsid="00139787" style:font-size-asian="12pt" style:font-size-complex="12pt"/>
    </style:style>
    <style:style style:name="P7" style:family="paragraph" style:parent-style-name="Text_20_body">
      <style:paragraph-properties style:line-height-at-least="0.098in" fo:orphans="2" fo:widows="2"/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style:line-height-at-least="0.098in" fo:orphans="2" fo:widows="2"/>
    </style:style>
    <style:style style:name="P9" style:family="paragraph" style:parent-style-name="Text_20_body">
      <style:paragraph-properties fo:margin-left="0in" fo:margin-right="0in" style:line-height-at-least="0.098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in" fo:margin-right="0in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normal" officeooo:rsid="0014e727" officeooo:paragraph-rsid="0014e727" fo:background-color="#fbfcfd" style:font-size-asian="12pt" style:font-size-complex="12pt" loext:padding="0in" loext:border="none"/>
    </style:style>
    <style:style style:name="P11" style:family="paragraph" style:parent-style-name="Text_20_body" style:master-page-name="">
      <loext:graphic-properties draw:fill="none"/>
      <style:paragraph-properties fo:margin-left="1in" fo:margin-right="0in" fo:margin-top="0in" fo:margin-bottom="0in" loext:contextual-spacing="false" fo:line-height="100%" fo:orphans="2" fo:widows="2" fo:text-indent="-0.25in" style:auto-text-indent="false" style:page-number="auto" fo:background-color="transparent"/>
      <style:text-properties fo:font-variant="normal" fo:text-transform="none" fo:color="#000000" style:font-name="monospace" fo:font-size="12pt" fo:letter-spacing="normal" fo:font-style="normal" fo:font-weight="normal" fo:background-color="#fbfcfd" style:font-size-asian="12pt" style:font-size-complex="12pt" loext:padding="0in" loext:border="none"/>
    </style:style>
    <style:style style:name="P12" style:family="paragraph" style:parent-style-name="Text_20_body">
      <loext:graphic-properties draw:fill="none"/>
      <style:paragraph-properties fo:margin-left="1in" fo:margin-right="0in" fo:margin-top="0in" fo:margin-bottom="0in" loext:contextual-spacing="false" fo:line-height="100%" fo:orphans="2" fo:widows="2" fo:text-indent="-0.25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normal" fo:background-color="#fbfcfd" style:font-size-asian="12pt" style:font-size-complex="12pt" loext:padding="0in" loext:border="none"/>
    </style:style>
    <style:style style:name="P13" style:family="paragraph" style:parent-style-name="Text_20_body">
      <loext:graphic-properties draw:fill="none"/>
      <style:paragraph-properties fo:margin-left="1in" fo:margin-right="0in" fo:line-height="100%" fo:orphans="2" fo:widows="2" fo:text-indent="-0.25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normal" fo:background-color="#fbfcfd" style:font-size-asian="12pt" style:font-size-complex="12pt" loext:padding="0in" loext:border="none"/>
    </style:style>
    <style:style style:name="P14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00%" fo:orphans="2" fo:widows="2" fo:text-indent="-0.25in" style:auto-text-indent="false" style:page-number="auto" fo:background-color="transparent"/>
      <style:text-properties fo:font-variant="normal" fo:text-transform="none" fo:color="#000000" style:font-name="monospace" fo:font-size="12pt" fo:letter-spacing="normal" fo:font-style="normal" fo:font-weight="normal" fo:background-color="#fbfcfd" style:font-size-asian="12pt" style:font-size-complex="12pt" loext:padding="0in" loext:border="none"/>
    </style:style>
    <style:style style:name="P15" style:family="paragraph" style:parent-style-name="Text_20_body">
      <style:paragraph-properties fo:margin-left="0in" fo:margin-right="0.0217in" fo:margin-top="0in" fo:margin-bottom="0.0429in" loext:contextual-spacing="false" style:line-height-at-least="0.098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 fo:background-color="#ffffff" style:font-size-asian="12pt" style:font-size-complex="12pt" loext:padding="0in" loext:border="none"/>
    </style:style>
    <style:style style:name="P16" style:family="paragraph" style:parent-style-name="List_20_Heading">
      <style:paragraph-properties fo:margin-left="0in" fo:margin-right="0.0217in" fo:margin-top="0in" fo:margin-bottom="0.0429in" loext:contextual-spacing="false" style:line-height-at-least="0.098in" fo:orphans="2" fo:widows="2" fo:text-indent="0in" style:auto-text-indent="false" fo:padding="0in" fo:border="none"/>
      <style:text-properties fo:font-variant="normal" fo:text-transform="none" fo:color="#000000" style:font-name="Roboto" fo:font-size="12pt" fo:letter-spacing="normal" fo:font-style="normal" fo:font-weight="bold" fo:background-color="#ffffff" style:font-size-asian="12pt" style:font-size-complex="12pt" loext:padding="0in" loext:border="none"/>
    </style:style>
    <style:style style:name="P17" style:family="paragraph" style:parent-style-name="Heading_20_2">
      <style:text-properties fo:font-variant="normal" fo:text-transform="none" fo:color="#000000" style:font-name="Roboto" fo:letter-spacing="normal" fo:font-style="normal" officeooo:rsid="00139787" officeooo:paragraph-rsid="00139787"/>
    </style:style>
    <style:style style:name="P18" style:family="paragraph" style:parent-style-name="List_20_Heading">
      <style:paragraph-properties style:line-height-at-least="0.098in" fo:orphans="2" fo:widows="2" fo:padding="0in" fo:border="none"/>
      <style:text-properties fo:font-variant="normal" fo:text-transform="none" fo:color="#000000" style:font-name="Roboto" fo:font-size="12pt" fo:letter-spacing="normal" fo:font-style="normal" fo:font-weight="bold" style:font-size-asian="12pt" style:font-size-complex="12pt"/>
    </style:style>
    <style:style style:name="P19" style:family="paragraph" style:parent-style-name="List_20_Contents">
      <style:paragraph-properties fo:margin-top="0in" fo:margin-bottom="0.1965in" loext:contextual-spacing="false" style:line-height-at-least="0.098in" fo:orphans="2" fo:widows="2" fo:padding="0in" fo:border="none"/>
    </style:style>
    <style:style style:name="P20" style:family="paragraph" style:parent-style-name="List_20_Contents">
      <style:paragraph-properties fo:margin-left="0.3937in" fo:margin-right="0.0217in" fo:margin-top="0in" fo:margin-bottom="0.0256in" loext:contextual-spacing="false" style:line-height-at-least="0.098in" fo:orphans="2" fo:widows="2" fo:text-indent="0in" style:auto-text-indent="false" fo:padding="0in" fo:border="none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paragraph-properties fo:margin-left="0.0256in" fo:margin-right="0in" fo:text-indent="0in" style:auto-text-indent="false"/>
    </style:style>
    <style:style style:name="P23" style:family="paragraph" style:parent-style-name="Heading_20_3">
      <style:text-properties fo:font-variant="normal" fo:text-transform="none" fo:color="#000000" style:font-name="Roboto" fo:font-size="12pt" fo:letter-spacing="normal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paragraph-rsid="00186175"/>
    </style:style>
    <style:style style:name="P25" style:family="paragraph" style:parent-style-name="Standard">
      <style:text-properties style:font-name="DejaVu Sans Mono" fo:font-size="15pt" officeooo:rsid="00186175" officeooo:paragraph-rsid="00186175" style:font-size-asian="15pt" style:font-size-complex="15pt"/>
    </style:style>
    <style:style style:name="P26" style:family="paragraph" style:parent-style-name="Standard">
      <style:text-properties officeooo:paragraph-rsid="00139787"/>
    </style:style>
    <style:style style:name="P27" style:family="paragraph" style:parent-style-name="Standard">
      <style:text-properties officeooo:rsid="001a1f8a" officeooo:paragraph-rsid="001a1f8a"/>
    </style:style>
    <style:style style:name="P28" style:family="paragraph" style:parent-style-name="Text_20_body">
      <loext:graphic-properties draw:fill="none"/>
      <style:paragraph-properties fo:margin-left="1in" fo:margin-right="0in" fo:margin-top="0in" fo:margin-bottom="0in" loext:contextual-spacing="false" fo:line-height="100%" fo:orphans="2" fo:widows="2" fo:text-indent="-0.25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paragraph-rsid="00139787" fo:background-color="#fbfcfd" style:font-size-asian="9pt" style:font-size-complex="9pt" loext:padding="0in" loext:border="none"/>
    </style:style>
    <style:style style:name="P29" style:family="paragraph" style:parent-style-name="Text_20_body" style:master-page-name="">
      <loext:graphic-properties draw:fill="none"/>
      <style:paragraph-properties fo:margin-left="1in" fo:margin-right="0in" fo:margin-top="0in" fo:margin-bottom="0in" loext:contextual-spacing="false" fo:line-height="100%" fo:orphans="2" fo:widows="2" fo:text-indent="-0.25in" style:auto-text-indent="false" style:page-number="auto" fo:background-color="transparent"/>
      <style:text-properties fo:font-variant="normal" fo:text-transform="none" fo:color="#000000" style:font-name="monospace" fo:font-size="9pt" fo:letter-spacing="normal" fo:font-style="normal" fo:font-weight="normal" officeooo:paragraph-rsid="00139787" fo:background-color="#fbfcfd" style:font-size-asian="9pt" style:font-size-complex="9pt" loext:padding="0in" loext:border="none"/>
    </style:style>
    <style:style style:name="P30" style:family="paragraph" style:parent-style-name="Text_20_body" style:master-page-name="">
      <loext:graphic-properties draw:fill="none"/>
      <style:paragraph-properties fo:margin-left="1in" fo:margin-right="0in" fo:margin-top="0in" fo:margin-bottom="0in" loext:contextual-spacing="false" fo:line-height="100%" fo:orphans="2" fo:widows="2" fo:text-indent="-0.25in" style:auto-text-indent="false" style:page-number="auto" fo:background-color="transparent"/>
      <style:text-properties fo:font-variant="normal" fo:text-transform="none" fo:color="#000000" style:font-name="monospace" fo:font-size="9pt" fo:letter-spacing="normal" fo:font-style="normal" fo:font-weight="normal" officeooo:paragraph-rsid="00139787" fo:background-color="#fbfcfd" style:font-size-asian="9pt" style:font-size-complex="9pt" loext:padding="0in" loext:border="none"/>
    </style:style>
    <style:style style:name="P31" style:family="paragraph" style:parent-style-name="Text_20_body">
      <loext:graphic-properties draw:fill="none"/>
      <style:paragraph-properties fo:margin-left="1in" fo:margin-right="0in" fo:line-height="100%" fo:orphans="2" fo:widows="2" fo:text-indent="-0.25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paragraph-rsid="00139787" style:font-size-asian="9pt" style:font-size-complex="9pt"/>
    </style:style>
    <style:style style:name="P32" style:family="paragraph" style:parent-style-name="Text_20_body">
      <loext:graphic-properties draw:fill="none"/>
      <style:paragraph-properties fo:margin-left="1in" fo:margin-right="0in" fo:line-height="100%" fo:orphans="2" fo:widows="2" fo:text-indent="-0.25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paragraph-rsid="00139787" fo:background-color="#fbfcfd" style:font-size-asian="9pt" style:font-size-complex="9pt" loext:padding="0in" loext:border="none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139787" officeooo:paragraph-rsid="00139787" fo:background-color="#fbfcfd" style:font-size-asian="10pt" style:font-size-complex="10pt" loext:padding="0in" loext:border="none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rsid="00139787" officeooo:paragraph-rsid="00139787" fo:background-color="#fbfcfd" style:font-size-asian="9pt" style:font-size-complex="9pt" loext:padding="0in" loext:border="none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DejaVu Sans Mono" fo:font-size="15pt" fo:letter-spacing="normal" fo:font-style="normal" fo:font-weight="normal" officeooo:rsid="00186175" officeooo:paragraph-rsid="001b6026" fo:background-color="#fbfcfd" style:font-size-asian="15pt" style:font-size-complex="15pt" loext:padding="0in" loext:border="none"/>
    </style:style>
    <style:style style:name="P36" style:family="paragraph" style:parent-style-name="Text_20_body">
      <loext:graphic-properties draw:fill="none"/>
      <style:paragraph-properties fo:margin-left="0.75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rsid="00139787" officeooo:paragraph-rsid="00139787" fo:background-color="#fbfcfd" style:font-size-asian="9pt" style:font-size-complex="9pt" loext:padding="0in" loext:border="none"/>
    </style:style>
    <style:style style:name="P37" style:family="paragraph" style:parent-style-name="Text_20_body">
      <loext:graphic-properties draw:fill="none"/>
      <style:paragraph-properties fo:margin-left="0.75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rsid="00139787" officeooo:paragraph-rsid="00139787" style:font-size-asian="9pt" style:font-size-complex="9pt"/>
    </style:style>
    <style:style style:name="P38" style:family="paragraph" style:parent-style-name="Text_20_body" style:master-page-name="">
      <loext:graphic-properties draw:fill="none"/>
      <style:paragraph-properties fo:margin-left="0.75in" fo:margin-right="0in" fo:margin-top="0in" fo:margin-bottom="0in" loext:contextual-spacing="false" fo:line-height="100%" fo:orphans="2" fo:widows="2" fo:text-indent="0in" style:auto-text-indent="false" style:page-number="auto" fo:background-color="transparent"/>
      <style:text-properties fo:font-variant="normal" fo:text-transform="none" fo:color="#000000" style:font-name="monospace" fo:font-size="9pt" fo:letter-spacing="normal" fo:font-style="normal" fo:font-weight="normal" officeooo:rsid="00139787" officeooo:paragraph-rsid="00139787" style:font-size-asian="9pt" style:font-size-complex="9pt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00%" fo:orphans="2" fo:widows="2" fo:text-indent="0in" style:auto-text-indent="false" fo:background-color="transparent"/>
      <style:text-properties fo:font-variant="normal" fo:text-transform="none" fo:color="#000000" style:font-name="monospace" fo:font-size="9pt" fo:letter-spacing="normal" fo:font-style="normal" fo:font-weight="normal" officeooo:rsid="001b6026" officeooo:paragraph-rsid="001b6026" fo:background-color="#fbfcfd" style:font-size-asian="9pt" style:font-size-complex="9pt" loext:padding="0in" loext:border="none"/>
    </style:style>
    <style:style style:name="P40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orphans="2" fo:widows="2" fo:text-indent="0in" style:auto-text-indent="false" style:page-number="auto" fo:background-color="transparent"/>
      <style:text-properties fo:font-variant="normal" fo:text-transform="none" fo:color="#000000" style:font-name="monospace" fo:font-size="9pt" fo:letter-spacing="normal" fo:font-style="normal" fo:font-weight="normal" officeooo:rsid="001b6026" officeooo:paragraph-rsid="001b6026" fo:background-color="#fbfcfd" style:font-size-asian="9pt" style:font-size-complex="9pt" loext:padding="0in" loext:border="none"/>
    </style:style>
    <style:style style:name="T1" style:family="text">
      <style:text-properties officeooo:rsid="00139787"/>
    </style:style>
    <style:style style:name="T2" style:family="text">
      <style:text-properties fo:color="#008000"/>
    </style:style>
    <style:style style:name="T3" style:family="text">
      <style:text-properties fo:color="#008000" fo:background-color="#fbfcfd" loext:char-shading-value="0" loext:padding="0in" loext:border="none"/>
    </style:style>
    <style:style style:name="T4" style:family="text">
      <style:text-properties fo:color="#002080"/>
    </style:style>
    <style:style style:name="T5" style:family="text">
      <style:text-properties fo:color="#604020"/>
    </style:style>
    <style:style style:name="T6" style:family="text">
      <style:text-properties fo:color="#4665a2" style:text-line-through-style="none" style:text-line-through-type="none" fo:font-size="12pt" style:text-underline-style="none" fo:font-weight="bold" style:text-blinking="false" style:font-size-asian="12pt" style:font-size-complex="12pt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4665a2" style:text-line-through-style="none" style:text-line-through-type="none" style:font-name="Roboto" fo:font-size="12pt" fo:letter-spacing="normal" fo:font-style="normal" style:text-underline-style="none" fo:font-weight="bold" style:text-blinking="false" style:font-size-asian="12pt" style:font-size-complex="12pt"/>
    </style:style>
    <style:style style:name="T10" style:family="text">
      <style:text-properties fo:font-variant="normal" fo:text-transform="none" fo:color="#4665a2" style:text-line-through-style="none" style:text-line-through-type="none" style:font-name="Roboto" fo:font-size="12pt" fo:letter-spacing="normal" fo:font-style="normal" style:text-underline-style="none" fo:font-weight="bold" style:text-blinking="false" fo:background-color="#ffffff" loext:char-shading-value="0" style:font-size-asian="12pt" style:font-size-complex="12pt" loext:padding="0in" loext:border="none"/>
    </style:style>
    <style:style style:name="T11" style:family="text">
      <style:text-properties fo:color="#800000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 loext:padding="0in" loext:border="none"/>
    </style:style>
    <style:style style:name="T15" style:family="text">
      <style:text-properties fo:background-color="#fbfcfd" loext:char-shading-value="0" loext:padding="0in" loext:border="none"/>
    </style:style>
    <style:style style:name="T16" style:family="text">
      <style:text-properties fo:color="#0000ff" fo:background-color="#fbfcfd" loext:char-shading-value="0" loext:padding="0in" loext:border="none"/>
    </style:style>
    <style:style style:name="T17" style:family="text">
      <style:text-properties officeooo:rsid="001503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++ / Rice <text:span text:style-name="T17">and Ruby</text:span> – Throwing Data Back and Forth</text:p>
      <text:p text:style-name="P1"/>
      <text:p text:style-name="P1">There is a hint on in the FAQ on the github wiki for Rice that there are functions called to_ruby / from_ruby that allow for the packing / unpacking necessary to convert back and forth.</text:p>
      <text:p text:style-name="P1"/>
      <text:p text:style-name="P1"><text:tab/>Wiki: <text:a xlink:type="simple" xlink:href="https://github.com/jasonroelofs/rice/wiki/FAQ" text:style-name="Internet_20_link" text:visited-style-name="Visited_20_Internet_20_Link">https://github.com/jasonroelofs/rice/wiki/FAQ</text:a></text:p>
      <text:p text:style-name="P1"/>
      <text:p text:style-name="P1">However, while trying to get this to work, I got template errors. Why is that?</text:p>
      <text:p text:style-name="P1"/>
      <text:p text:style-name="P1">A google-assisted look back at the main rice website gives additional insights.</text:p>
      <text:p text:style-name="P1"><text:tab/></text:p>
      <text:p text:style-name="P1"><text:tab/>main website with documentation: <text:a xlink:type="simple" xlink:href="http://rice.rubyforge.org/" text:style-name="Internet_20_link" text:visited-style-name="Visited_20_Internet_20_Link">http://rice.rubyforge.org</text:a></text:p>
      <text:p text:style-name="P1"/>
      <text:p text:style-name="P1"/>
      <text:p text:style-name="P1">As long as the class has been wrapped in the standard way, and thus Rice has added it into the type system, you can use a template function to convert back and forth.</text:p>
      <text:p text:style-name="P26"/>
      <text:p text:style-name="P25">C++</text:p>
      <text:p text:style-name="P29"><text:span text:style-name="T2">extern</text:span> <text:span text:style-name="T4">"C"</text:span></text:p>
      <text:p text:style-name="P28"><text:span text:style-name="T5">void</text:span> Init_Test()</text:p>
      <text:p text:style-name="P28">{</text:p>
      <text:p text:style-name="P28"><text:tab/>Data_Type&lt;Test&gt; rb_cTest =</text:p>
      <text:p text:style-name="P28"><text:tab/><text:tab/>define_class&lt;Test&gt;(<text:span text:style-name="T4">"Test"</text:span>)</text:p>
      <text:p text:style-name="P28"><text:tab/><text:tab/><text:tab/>.define_constructor(Constructor&lt;Test&gt;())</text:p>
      <text:p text:style-name="P28"><text:tab/><text:tab/><text:tab/>.define_method(<text:span text:style-name="T4">"hello"</text:span>, &amp;Test::hello);</text:p>
      <text:p text:style-name="P32">}</text:p>
      <text:p text:style-name="Standard">Which then allows you to do this:</text:p>
      <text:p text:style-name="Standard"/>
      <text:p text:style-name="P25">C++</text:p>
      <text:p text:style-name="P29">Data_Object&lt;Foo&gt; obj(<text:span text:style-name="T2">new</text:span> Foo);</text:p>
      <text:p text:style-name="P28">Foo * f = <text:span text:style-name="T13">from_ruby</text:span>&lt;Foo *&gt;(obj);</text:p>
      <text:p text:style-name="P31"><text:span text:style-name="T15">Foo </text:span><text:span text:style-name="T3">const</text:span><text:span text:style-name="T15"> * f = </text:span><text:span text:style-name="T14">from_ruby</text:span><text:span text:style-name="T15">&lt;Foo const *&gt;(obj);</text:span></text:p>
      <text:p text:style-name="P10"/>
      <text:p text:style-name="Standard">Here is a complete concrete example from this project:</text:p>
      <text:p text:style-name="P27">(C++ Rice round tripping example)</text:p>
      <text:p text:style-name="P24"/>
      <text:p text:style-name="P25">C++</text:p>
      <text:p text:style-name="P38"><text:span text:style-name="T16">ofPoint</text:span><text:span text:style-name="T15"> input(0,0,0);</text:span></text:p>
      <text:p text:style-name="P36">std::cout &lt;&lt; "c++ data: " &lt;&lt; input &lt;&lt; std::endl;</text:p>
      <text:p text:style-name="P36"/>
      <text:p text:style-name="P37"><text:span text:style-name="T15">Rice::Object out = mSelf.call("callback_to_cpp", </text:span><text:span text:style-name="T14">to_ruby</text:span><text:span text:style-name="T15">(input));</text:span></text:p>
      <text:p text:style-name="P37"><text:span text:style-name="T16">ofPoint</text:span><text:span text:style-name="T15"> ruby_ouput = </text:span><text:span text:style-name="T14">from_ruby</text:span><text:span text:style-name="T15">&lt;</text:span><text:span text:style-name="T16">ofPoint</text:span><text:span text:style-name="T15">&gt;(out);</text:span></text:p>
      <text:p text:style-name="P34"/>
      <text:p text:style-name="P36">std::cout &lt;&lt; "c++ -&gt; roundtrip from Ruby: " &lt;&lt; ruby_ouput &lt;&lt; std::endl;</text:p>
      <text:p text:style-name="P33"/>
      <text:p text:style-name="P35">Ruby</text:p>
      <text:p text:style-name="P40">def callback_to_cpp(*args)</text:p>
      <text:p text:style-name="P39"><text:tab/>p args</text:p>
      <text:p text:style-name="P39"><text:tab/><text:tab/></text:p>
      <text:p text:style-name="P39"><text:tab/>vector = args.first</text:p>
      <text:p text:style-name="P39"><text:tab/>vector.x = 2</text:p>
      <text:p text:style-name="P39"><text:tab/></text:p>
      <text:p text:style-name="P39"><text:tab/>puts "ruby: #{vector}"</text:p>
      <text:p text:style-name="P39"><text:tab/></text:p>
      <text:p text:style-name="P39"><text:tab/>return vector</text:p>
      <text:p text:style-name="P39">end</text:p>
      <text:p text:style-name="P3">Annotated Sources:</text:p>
      <text:p text:style-name="P1"/>
      <text:p text:style-name="P1"/>
      <text:p text:style-name="P1"/>
      <text:p text:style-name="P1"><text:a xlink:type="simple" xlink:href="https://github.com/jasonroelofs/rice/wiki/FAQ" text:style-name="Internet_20_link" text:visited-style-name="Visited_20_Internet_20_Link">https://github.com/jasonroelofs/rice/wiki/FAQ</text:a></text:p>
      <text:p text:style-name="P1"/>
      <text:p text:style-name="P1"><text:span text:style-name="T13">to_ruby</text:span> / <text:span text:style-name="T13">from_ruby</text:span></text:p>
      <text:p text:style-name="P1"/>
      <text:p text:style-name="P1">on this page of the Rice project’s github wiki, the maintainer explains that there are functions that allow you to easily convert back and forth between ruby types, and C++ types.</text:p>
      <text:p text:style-name="P1"/>
      <text:p text:style-name="P1"/>
      <text:p text:style-name="P1"><text:a xlink:type="simple" xlink:href="http://rice.rubyforge.org/" text:style-name="Internet_20_link" text:visited-style-name="Visited_20_Internet_20_Link">http://rice.rubyforge.org</text:a></text:p>
      <text:h text:style-name="P17" text:outline-level="2">Conversions for wrapped C++ types</text:h>
      <text:p text:style-name="P9">Take another look at the wrapper we wrote for the Test class:</text:p>
      <text:p text:style-name="P11"><text:span text:style-name="T2">extern</text:span> <text:span text:style-name="T4">"C"</text:span></text:p>
      <text:p text:style-name="P12"><text:span text:style-name="T5">void</text:span> Init_Test()</text:p>
      <text:p text:style-name="P12">{</text:p>
      <text:p text:style-name="P12"><text:tab/>Data_Type&lt;Test&gt; rb_cTest =</text:p>
      <text:p text:style-name="P12"><text:tab/><text:tab/>define_class&lt;Test&gt;(<text:span text:style-name="T4">"Test"</text:span>)</text:p>
      <text:p text:style-name="P12"><text:tab/><text:tab/><text:tab/>.define_constructor(Constructor&lt;Test&gt;())</text:p>
      <text:p text:style-name="P12"><text:tab/><text:tab/><text:tab/>.define_method(<text:span text:style-name="T4">"hello"</text:span>, &amp;Test::hello);</text:p>
      <text:p text:style-name="P13">}</text:p>
      <text:p text:style-name="P9">When we called define_class&lt;Test&gt;, it created a Class for us and automatically registered the new Class with the type system, so that the calls:</text:p>
      <text:p text:style-name="P11">Data_Object&lt;Foo&gt; obj(<text:span text:style-name="T2">new</text:span> Foo);</text:p>
      <text:p text:style-name="P12">Foo * f = <text:span text:style-name="T13">from_ruby</text:span>&lt;Foo *&gt;(obj);</text:p>
      <text:p text:style-name="P13">Foo <text:span text:style-name="T2">const</text:span> * f = <text:span text:style-name="T13">from_ruby</text:span>&lt;Foo const *&gt;(obj);</text:p>
      <text:p text:style-name="P9">work as expected.</text:p>
      <text:p text:style-name="P9">The Data_Object class is a wrapper for the Data_Wrap_Struct and the Data_Get_Struct macros in C extensions. It can be used to wrap or unwrap any class that has been assigned to a Data_Type. It inherits from Object, so any member functions we can call on an Object we can also call on a Data_Object:</text:p>
      <text:p text:style-name="P11">Object object_id = obj.call(<text:span text:style-name="T4">"object_id"</text:span>);</text:p>
      <text:p text:style-name="P13">std::cout &lt;&lt; object_id &lt;&lt; std::endl;</text:p>
      <text:p text:style-name="P9">The Data_Object class can be used to wrap a newly-created object:</text:p>
      <text:p text:style-name="P14">Data_Object&lt;Foo&gt; foo(<text:span text:style-name="T2">new</text:span> Foo);</text:p>
      <text:p text:style-name="P9">or to unwrap an already-created object:</text:p>
      <text:p text:style-name="P11">VALUE obj = ...;</text:p>
      <text:p text:style-name="P13">Data_Object&lt;Foo&gt; foo(obj);</text:p>
      <text:p text:style-name="P9">A Data_Object functions like a smart pointer:</text:p>
      <text:p text:style-name="P11">Data_Object&lt;Foo&gt; foo(obj);</text:p>
      <text:p text:style-name="P12">foo-&gt;foo();</text:p>
      <text:p text:style-name="P13">std::cout &lt;&lt; *foo &lt;&lt; std::endl;</text:p>
      <text:p text:style-name="P9"><text:soft-page-break/>Like a VALUE or an Object, data stored in a Data_Object will be marked by the garbage collector as long as the Data_Object is on the stack.</text:p>
      <text:p text:style-name="P4"><text:line-break/></text:p>
      <text:p text:style-name="P5"><text:a xlink:type="simple" xlink:href="http://rice.rubyforge.org/classRice_1_1Data__Object.html" text:style-name="Internet_20_link" text:visited-style-name="Visited_20_Internet_20_Link">http://rice.rubyforge.org/classRice_1_1Data__Object.html</text:a></text:p>
      <text:h text:style-name="P23" text:outline-level="3">template&lt;typename T&gt;<text:line-break/>class Rice::Data_Object&lt; T &gt;</text:h>
      <text:p text:style-name="P7">A smartpointer-like wrapper for Ruby data objects.</text:p>
      <text:p text:style-name="P8"><text:span text:style-name="T7">A data object is a ruby object of type T_DATA, which is usually created by using the Data_Wrap_Struct or Data_Make_Struct macro. This class wraps creation of the data structure, providing a type-safe object-oriented interface to the underlying C interface. This class works in conjunction with the </text:span><text:a xlink:type="simple" xlink:href="http://rice.rubyforge.org/classRice_1_1Data__Type.html" text:style-name="Internet_20_link" text:visited-style-name="Visited_20_Internet_20_Link"><text:span text:style-name="T9">Data_Type</text:span></text:a><text:span text:style-name="T7"> class to ensure type safety.</text:span></text:p>
      <text:p text:style-name="P7">Example:</text:p>
      <text:p text:style-name="P11">* <text:span text:style-name="T2">class </text:span>Foo { };</text:p>
      <text:p text:style-name="P12">* ...</text:p>
      <text:p text:style-name="P12">* Data_Type&lt;Foo&gt; rb_cFoo = define_class(<text:span text:style-name="T4">"Foo"</text:span>);</text:p>
      <text:p text:style-name="P12">* ...</text:p>
      <text:p text:style-name="P12">* <text:span text:style-name="T11">// Wrap:</text:span></text:p>
      <text:p text:style-name="P12">* Data_Object&lt;Foo&gt; foo1(<text:span text:style-name="T2">new</text:span> Foo);</text:p>
      <text:p text:style-name="P12">*</text:p>
      <text:p text:style-name="P12">* <text:span text:style-name="T11">// Get value to return:</text:span></text:p>
      <text:p text:style-name="P12">* VALUE v = foo1.value()</text:p>
      <text:p text:style-name="P12">*</text:p>
      <text:p text:style-name="P12">* <text:span text:style-name="T11">// Unwrap:</text:span></text:p>
      <text:p text:style-name="P12">* Data_Object&lt;Foo&gt; foo2(v, rb_cFoo);</text:p>
      <text:p text:style-name="P13">* </text:p>
      <text:p text:style-name="P18">Examples:</text:p>
      <text:p text:style-name="P19"><text:a xlink:type="simple" xlink:href="http://rice.rubyforge.org/enum_2sample_enum_8cpp-example.html#_a2" text:style-name="Internet_20_link" text:visited-style-name="Visited_20_Internet_20_Link"><text:span text:style-name="T9">enum/sample_enum.cpp</text:span></text:a><text:span text:style-name="T7">.</text:span></text:p>
      <text:p text:style-name="P4"/>
      <text:p text:style-name="P4"/>
      <text:p text:style-name="P6"><text:a xlink:type="simple" xlink:href="http://rice.rubyforge.org/classRice_1_1Object.html#aafda24f3f3e8305133fd56658cf3613c" text:style-name="Internet_20_link" text:visited-style-name="Visited_20_Internet_20_Link"><text:span text:style-name="T1">http://rice.rubyforge.org/classRice_1_1Object.html#aafda24f3f3e8305133fd56658cf3613c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22"><text:a xlink:type="simple" xlink:href="http://rice.rubyforge.org/classRice_1_1Class.html" text:style-name="Internet_20_link" text:visited-style-name="Visited_20_Internet_20_Link"><text:span text:style-name="T6">Class</text:span></text:a><text:span text:style-name="T12"> Rice::Object::class_of</text:span></text:p>
          </table:table-cell>
          <table:table-cell table:style-name="Table1.A1" office:value-type="string">
            <text:p text:style-name="P21">(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)</text:p>
          </table:table-cell>
          <table:table-cell table:style-name="Table1.A1" office:value-type="string">
            <text:p text:style-name="P21">const</text:p>
          </table:table-cell>
        </table:table-row>
      </table:table>
      <text:p text:style-name="P15">Get the class of an object.</text:p>
      <text:p text:style-name="P16">Returns</text:p>
      <text:p text:style-name="P20"><text:span text:style-name="T8">the object's </text:span><text:a xlink:type="simple" xlink:href="http://rice.rubyforge.org/classRice_1_1Class.html" text:style-name="Internet_20_link" text:visited-style-name="Visited_20_Internet_20_Link"><text:span text:style-name="T10">Class</text:span></text:a><text:span text:style-name="T8">.</text:span><text:bookmark text:name="a51e4e379370ed3c1a8a9fe5bb0dac6a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monospace" svg:font-family="monospace, fixed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92in" fo:margin-bottom="0.35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2-13T21:49:10.122243875</meta:creation-date>
    <dc:date>2017-02-17T00:42:39.129096209</dc:date>
    <dc:creator>Jason Ko</dc:creator>
    <meta:editing-duration>PT6M30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3" meta:paragraph-count="103" meta:word-count="585" meta:character-count="3972" meta:non-whitespace-character-count="3452"/>
  </office:meta>
</office:document-meta>
</file>